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560" table:style-name="ce4">
            <text:p>560</text:p>
          </table:table-cell>
          <table:table-cell table:style-name="ce1"/>
          <table:table-cell office:value-type="float" office:value="560" table:formula="of:=[.B2]" table:style-name="ce1">
            <text:p>56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style-name="ce1"/>
          <table:table-cell office:value-type="float" office:value="0" table:formula="of:=[.B3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50" table:style-name="ce4">
            <text:p>150</text:p>
          </table:table-cell>
          <table:table-cell table:style-name="ce1"/>
          <table:table-cell office:value-type="float" office:value="150" table:formula="of:=[.B4]" table:style-name="ce1">
            <text:p>15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700" table:style-name="ce4">
            <text:p>700</text:p>
          </table:table-cell>
          <table:table-cell table:style-name="ce1"/>
          <table:table-cell office:value-type="float" office:value="700" table:formula="of:=[.B5]" table:style-name="ce1">
            <text:p>7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style-name="ce1"/>
          <table:table-cell office:value-type="float" office:value="0" table:formula="of:=[.B6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float" office:value="80" table:formula="of:=[.B7]" table:style-name="ce1">
            <text:p>8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style-name="ce1"/>
          <table:table-cell office:value-type="float" office:value="0" table:formula="of:=[.B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9]" table:style-name="ce1">
            <text:p>2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style-name="ce1"/>
          <table:table-cell office:value-type="float" office:value="0" table:formula="of:=[.B10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шт</text:p>
          </table:table-cell>
          <table:table-cell office:value-type="float" office:value="16" table:formula="of:=[.B11]*0.4" table:style-name="ce1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60" table:style-name="ce4">
            <text:p>60</text:p>
          </table:table-cell>
          <table:table-cell table:style-name="ce1"/>
          <table:table-cell office:value-type="float" office:value="60" table:formula="of:=[.B12]" table:style-name="ce1">
            <text:p>6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style-name="ce1"/>
          <table:table-cell office:value-type="float" office:value="0" table:formula="of:=[.B13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table:style-name="ce4"/>
          <table:table-cell table:style-name="ce1"/>
          <table:table-cell office:value-type="float" office:value="0" table:formula="of:=[.B14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style-name="ce1"/>
          <table:table-cell office:value-type="float" office:value="0" table:formula="of:=[.B15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style-name="ce1"/>
          <table:table-cell office:value-type="float" office:value="0" table:formula="of:=[.B16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style-name="ce1"/>
          <table:table-cell office:value-type="float" office:value="0" table:formula="of:=[.B17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style-name="ce1"/>
          <table:table-cell office:value-type="float" office:value="0" table:formula="of:=[.B18]" table:style-name="ce1">
            <text:p>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style-name="ce1"/>
          <table:table-cell office:value-type="float" office:value="0" table:formula="of:=[.B19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style-name="ce1"/>
          <table:table-cell office:value-type="float" office:value="0" table:formula="of:=[.B20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table:style-name="ce1"/>
          <table:table-cell office:value-type="float" office:value="0" table:formula="of:=[.B21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50" table:style-name="ce4">
            <text:p>150</text:p>
          </table:table-cell>
          <table:table-cell table:style-name="ce1"/>
          <table:table-cell office:value-type="float" office:value="150" table:formula="of:=[.B22]" table:style-name="ce1">
            <text:p>1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90" table:style-name="ce4">
            <text:p>190</text:p>
          </table:table-cell>
          <table:table-cell table:style-name="ce1"/>
          <table:table-cell office:value-type="float" office:value="190" table:formula="of:=[.B23]" table:style-name="ce1">
            <text:p>19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40" table:style-name="ce4">
            <text:p>40</text:p>
          </table:table-cell>
          <table:table-cell table:style-name="ce1"/>
          <table:table-cell office:value-type="float" office:value="40" table:formula="of:=[.B24]" table:style-name="ce1">
            <text:p>4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table:style-name="ce4"/>
          <table:table-cell table:style-name="ce1"/>
          <table:table-cell office:value-type="float" office:value="0" table:formula="of:=[.B25]" table:style-name="ce1">
            <text:p>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table:style-name="ce4"/>
          <table:table-cell table:style-name="ce1"/>
          <table:table-cell office:value-type="float" office:value="0" table:formula="of:=[.B26]" table:style-name="ce1">
            <text:p>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style-name="ce1"/>
          <table:table-cell office:value-type="float" office:value="0" table:formula="of:=[.B27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style-name="ce1"/>
          <table:table-cell office:value-type="float" office:value="0" table:formula="of:=[.B28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style-name="ce1"/>
          <table:table-cell office:value-type="float" office:value="0" table:formula="of:=[.B29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style-name="ce1"/>
          <table:table-cell office:value-type="float" office:value="0" table:formula="of:=[.B30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style-name="ce1"/>
          <table:table-cell office:value-type="float" office:value="0" table:formula="of:=[.B31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table:style-name="ce4"/>
          <table:table-cell table:style-name="ce1"/>
          <table:table-cell office:value-type="float" office:value="0" table:formula="of:=[.B32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33]" table:style-name="ce1">
            <text:p>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34]" table:style-name="ce1">
            <text:p>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0" table:style-name="ce4">
            <text:p>30</text:p>
          </table:table-cell>
          <table:table-cell table:style-name="ce1"/>
          <table:table-cell office:value-type="float" office:value="30" table:formula="of:=[.B35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float" office:value="80" table:formula="of:=[.B36]" table:style-name="ce1">
            <text:p>8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3 <text:s/>Колбаса Сервелат Зернистый, ВЕС. <text:s/>ПОКОМ, кг</text:p>
          </table:table-cell>
          <table:table-cell table:style-name="ce4"/>
          <table:table-cell table:style-name="ce1"/>
          <table:table-cell office:value-type="float" office:value="0" table:formula="of:=[.B37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float" office:value="80" table:formula="of:=[.B38]" table:style-name="ce1">
            <text:p>8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style-name="ce1"/>
          <table:table-cell office:value-type="float" office:value="0" table:formula="of:=[.B39]" table:style-name="ce1">
            <text:p>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table:style-name="ce4"/>
          <table:table-cell table:style-name="ce1"/>
          <table:table-cell office:value-type="float" office:value="0" table:formula="of:=[.B40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float" office:value="80" table:formula="of:=[.B41]" table:style-name="ce1">
            <text:p>8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90" table:style-name="ce4">
            <text:p>90</text:p>
          </table:table-cell>
          <table:table-cell table:style-name="ce1"/>
          <table:table-cell office:value-type="float" office:value="90" table:formula="of:=[.B42]" table:style-name="ce1">
            <text:p>9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50" table:style-name="ce4">
            <text:p>150</text:p>
          </table:table-cell>
          <table:table-cell table:style-name="ce1"/>
          <table:table-cell office:value-type="float" office:value="150" table:formula="of:=[.B43]" table:style-name="ce1">
            <text:p>15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400" table:style-name="ce4">
            <text:p>400</text:p>
          </table:table-cell>
          <table:table-cell table:style-name="ce1"/>
          <table:table-cell office:value-type="float" office:value="400" table:formula="of:=[.B44]" table:style-name="ce1">
            <text:p>4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table:style-name="ce4"/>
          <table:table-cell table:style-name="ce1"/>
          <table:table-cell office:value-type="float" office:value="0" table:formula="of:=[.B45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46]" table:style-name="ce1">
            <text:p>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style-name="ce1"/>
          <table:table-cell office:value-type="float" office:value="0" table:formula="of:=[.B47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50" table:style-name="ce4">
            <text:p>50</text:p>
          </table:table-cell>
          <table:table-cell table:style-name="ce1"/>
          <table:table-cell office:value-type="float" office:value="50" table:formula="of:=[.B48]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30" table:style-name="ce4">
            <text:p>30</text:p>
          </table:table-cell>
          <table:table-cell table:style-name="ce1"/>
          <table:table-cell office:value-type="float" office:value="30" table:formula="of:=[.B49]" table:style-name="ce1">
            <text:p>3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style-name="ce1"/>
          <table:table-cell office:value-type="float" office:value="0" table:formula="of:=[.B50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style-name="ce1"/>
          <table:table-cell office:value-type="float" office:value="0" table:formula="of:=[.B51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52]" table:style-name="ce1">
            <text:p>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table:number-columns-repeated="2" table:style-name="ce1"/>
          <table:table-cell office:value-type="float" office:value="0" table:formula="of:=[.B53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0" table:formula="of:=[.B54]" table:style-name="ce1">
            <text:p>4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float" office:value="3100" table:formula="of:=SUBTOTAL(9;[.B2:.B54])" table:style-name="ce1">
            <text:p>3100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name="__Anonymous_Sheet_DB__1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4-02T08:18:08Z</dc:date>
    <meta:print-date>2024-03-12T10:36:39Z</meta:print-date>
    <meta:editing-cycles>79</meta:editing-cycles>
    <meta:editing-duration>PT88358S</meta:editing-duration>
  </office:meta>
</office:document-meta>
</file>